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7a8fdd" officeooo:paragraph-rsid="001c5b09"/>
    </style:style>
    <style:style style:name="P2" style:family="paragraph" style:parent-style-name="Text_20_body" style:list-style-name="L1">
      <style:text-properties officeooo:paragraph-rsid="003ff256"/>
    </style:style>
    <style:style style:name="P3" style:family="paragraph" style:parent-style-name="Text_20_body" style:list-style-name="L1">
      <style:text-properties officeooo:paragraph-rsid="001c5b09"/>
    </style:style>
    <style:style style:name="P4" style:family="paragraph" style:parent-style-name="Text_20_body" style:list-style-name="L1">
      <style:text-properties officeooo:paragraph-rsid="001c5b09" fo:background-color="#ff6600"/>
    </style:style>
    <style:style style:name="P5" style:family="paragraph" style:parent-style-name="Text_20_body" style:list-style-name="L1">
      <style:text-properties fo:font-weight="bold" officeooo:rsid="0061bed1" officeooo:paragraph-rsid="0061bed1" fo:background-color="transparent" style:font-weight-asian="bold" style:font-weight-complex="bold"/>
    </style:style>
    <style:style style:name="P6" style:family="paragraph" style:parent-style-name="Text_20_body" style:list-style-name="L1">
      <style:text-properties fo:font-weight="bold" officeooo:rsid="002305e7" officeooo:paragraph-rsid="00336ea1" fo:background-color="transparent" style:font-weight-asian="bold" style:font-weight-complex="bold"/>
    </style:style>
    <style:style style:name="P7" style:family="paragraph" style:parent-style-name="Text_20_body" style:list-style-name="L1">
      <style:text-properties fo:font-weight="bold" officeooo:rsid="002305e7" officeooo:paragraph-rsid="002305e7" fo:background-color="transparent" style:font-weight-asian="bold" style:font-weight-complex="bold"/>
    </style:style>
    <style:style style:name="P8" style:family="paragraph" style:parent-style-name="Text_20_body" style:list-style-name="L1">
      <style:text-properties fo:font-weight="bold" officeooo:rsid="002305e7" officeooo:paragraph-rsid="0046e62f" fo:background-color="transparent" style:font-weight-asian="bold" style:font-weight-complex="bold"/>
    </style:style>
    <style:style style:name="P9" style:family="paragraph" style:parent-style-name="Text_20_body" style:list-style-name="L1">
      <style:text-properties fo:font-weight="bold" officeooo:rsid="002305e7" officeooo:paragraph-rsid="002305e7" fo:background-color="#cccc99" style:font-weight-asian="bold" style:font-weight-complex="bold"/>
    </style:style>
    <style:style style:name="P10" style:family="paragraph" style:parent-style-name="Text_20_body" style:list-style-name="L1">
      <style:text-properties fo:font-weight="bold" officeooo:rsid="002305e7" officeooo:paragraph-rsid="0046e62f" fo:background-color="#cccc99" style:font-weight-asian="bold" style:font-weight-complex="bold"/>
    </style:style>
    <style:style style:name="P11" style:family="paragraph" style:parent-style-name="Text_20_body" style:list-style-name="L1">
      <style:text-properties fo:font-weight="bold" officeooo:rsid="0010bbc4" officeooo:paragraph-rsid="005ff705" fo:background-color="#cccc99" style:font-weight-asian="bold" style:font-weight-complex="bold"/>
    </style:style>
    <style:style style:name="P12" style:family="paragraph" style:parent-style-name="Text_20_body" style:list-style-name="L1">
      <style:text-properties fo:font-size="10pt" fo:font-weight="normal" officeooo:rsid="002305e7" officeooo:paragraph-rsid="002305e7" fo:background-color="#cccc99" style:font-size-asian="10pt" style:font-weight-asian="normal" style:font-size-complex="10pt" style:font-weight-complex="normal"/>
    </style:style>
    <style:style style:name="P13" style:family="paragraph" style:parent-style-name="Text_20_body" style:list-style-name="L1">
      <style:text-properties fo:font-weight="normal" officeooo:rsid="002305e7" officeooo:paragraph-rsid="0030aa38" fo:background-color="transparent" style:font-weight-asian="normal" style:font-weight-complex="normal"/>
    </style:style>
    <style:style style:name="P14" style:family="paragraph" style:parent-style-name="Text_20_body" style:list-style-name="L1">
      <style:text-properties fo:font-weight="normal" officeooo:rsid="002305e7" officeooo:paragraph-rsid="00782645" fo:background-color="transparent" style:font-weight-asian="normal" style:font-weight-complex="normal"/>
    </style:style>
    <style:style style:name="P15" style:family="paragraph" style:parent-style-name="Text_20_body" style:list-style-name="L2">
      <style:text-properties fo:font-weight="normal" officeooo:rsid="002beb6b" officeooo:paragraph-rsid="003a67c9" fo:background-color="transparent" style:font-weight-asian="normal" style:font-weight-complex="normal"/>
    </style:style>
    <style:style style:name="P16" style:family="paragraph" style:parent-style-name="Text_20_body" style:list-style-name="L1">
      <style:text-properties fo:font-weight="normal" officeooo:rsid="002305e7" officeooo:paragraph-rsid="002305e7" fo:background-color="#cccc99" style:font-weight-asian="normal" style:font-weight-complex="normal"/>
    </style:style>
    <style:style style:name="P17" style:family="paragraph" style:parent-style-name="Text_20_body" style:list-style-name="L1">
      <style:text-properties fo:font-weight="normal" officeooo:rsid="002305e7" officeooo:paragraph-rsid="00782645" fo:background-color="#cccc99" style:font-weight-asian="normal" style:font-weight-complex="normal"/>
    </style:style>
    <style:style style:name="P18" style:family="paragraph" style:parent-style-name="Text_20_body" style:list-style-name="L2">
      <style:text-properties officeooo:paragraph-rsid="003a67c9"/>
    </style:style>
    <style:style style:name="P19" style:family="paragraph" style:parent-style-name="Text_20_body" style:list-style-name="L2">
      <style:text-properties officeooo:paragraph-rsid="003b397f"/>
    </style:style>
    <style:style style:name="P20" style:family="paragraph" style:parent-style-name="Text_20_body" style:list-style-name="L2">
      <style:text-properties officeooo:paragraph-rsid="001c5b09"/>
    </style:style>
    <style:style style:name="P21" style:family="paragraph" style:parent-style-name="Text_20_body" style:list-style-name="L2">
      <style:text-properties officeooo:paragraph-rsid="0036ec43" fo:background-color="transparent"/>
    </style:style>
    <style:style style:name="T1" style:family="text">
      <style:text-properties fo:background-color="#ffff99" loext:char-shading-value="0"/>
    </style:style>
    <style:style style:name="T2" style:family="text">
      <style:text-properties fo:font-weight="bold" officeooo:rsid="008f2a27" style:font-weight-asian="bold" style:font-weight-complex="bold"/>
    </style:style>
    <style:style style:name="T3" style:family="text">
      <style:text-properties fo:font-weight="bold" officeooo:rsid="0010bbc4" style:font-weight-asian="bold" style:font-weight-complex="bold"/>
    </style:style>
    <style:style style:name="T4" style:family="text">
      <style:text-properties fo:font-weight="bold" officeooo:rsid="00278acd" style:font-weight-asian="bold" style:font-weight-complex="bold"/>
    </style:style>
    <style:style style:name="T5" style:family="text">
      <style:text-properties fo:font-weight="bold" officeooo:rsid="002a5bb3" style:font-weight-asian="bold" style:font-weight-complex="bold"/>
    </style:style>
    <style:style style:name="T6" style:family="text">
      <style:text-properties fo:font-weight="bold" officeooo:rsid="002beb6b" style:font-weight-asian="bold" style:font-weight-complex="bold"/>
    </style:style>
    <style:style style:name="T7" style:family="text">
      <style:text-properties fo:font-weight="bold" officeooo:rsid="003184ca" style:font-weight-asian="bold" style:font-weight-complex="bold"/>
    </style:style>
    <style:style style:name="T8" style:family="text">
      <style:text-properties fo:font-weight="bold" officeooo:rsid="004ebaf4" style:font-weight-asian="bold" style:font-weight-complex="bold"/>
    </style:style>
    <style:style style:name="T9" style:family="text">
      <style:text-properties fo:font-weight="bold" officeooo:rsid="00747abd" style:font-weight-asian="bold" style:font-weight-complex="bold"/>
    </style:style>
    <style:style style:name="T10" style:family="text">
      <style:text-properties fo:font-weight="bold" officeooo:rsid="0075a5c3" style:font-weight-asian="bold" style:font-weight-complex="bold"/>
    </style:style>
    <style:style style:name="T11" style:family="text">
      <style:text-properties fo:font-weight="bold" officeooo:rsid="007d2076" style:font-weight-asian="bold" style:font-weight-complex="bold"/>
    </style:style>
    <style:style style:name="T12" style:family="text">
      <style:text-properties fo:font-weight="bold" officeooo:rsid="006fb948" style:font-weight-asian="bold" style:font-weight-complex="bold"/>
    </style:style>
    <style:style style:name="T13" style:family="text">
      <style:text-properties fo:font-weight="bold" officeooo:rsid="00728a67" style:font-weight-asian="bold" style:font-weight-complex="bold"/>
    </style:style>
    <style:style style:name="T14" style:family="text">
      <style:text-properties fo:font-weight="bold" officeooo:rsid="002beb6b" fo:background-color="transparent" loext:char-shading-value="0" style:font-weight-asian="bold" style:font-weight-complex="bold"/>
    </style:style>
    <style:style style:name="T15" style:family="text">
      <style:text-properties fo:font-weight="bold" officeooo:rsid="0055a97a" fo:background-color="transparent" loext:char-shading-value="0" style:font-weight-asian="bold" style:font-weight-complex="bold"/>
    </style:style>
    <style:style style:name="T16" style:family="text">
      <style:text-properties fo:font-weight="bold" officeooo:rsid="005793b0" fo:background-color="transparent" loext:char-shading-value="0" style:font-weight-asian="bold" style:font-weight-complex="bold"/>
    </style:style>
    <style:style style:name="T17" style:family="text">
      <style:text-properties fo:font-weight="bold" officeooo:rsid="003ff256" fo:background-color="#33ff99" loext:char-shading-value="0" style:font-weight-asian="bold" style:font-weight-complex="bold"/>
    </style:style>
    <style:style style:name="T18" style:family="text">
      <style:text-properties fo:font-weight="bold" officeooo:rsid="002beb6b" fo:background-color="#33ff99" loext:char-shading-value="0" style:font-weight-asian="bold" style:font-weight-complex="bold"/>
    </style:style>
    <style:style style:name="T19" style:family="text">
      <style:text-properties fo:font-weight="bold" officeooo:rsid="005d8d40" fo:background-color="#33ff99" loext:char-shading-value="0" style:font-weight-asian="bold" style:font-weight-complex="bold"/>
    </style:style>
    <style:style style:name="T20" style:family="text">
      <style:text-properties fo:font-weight="bold" officeooo:rsid="00278acd" fo:background-color="#ffff00" loext:char-shading-value="0" style:font-weight-asian="bold" style:font-weight-complex="bold"/>
    </style:style>
    <style:style style:name="T21" style:family="text">
      <style:text-properties fo:font-weight="bold" officeooo:rsid="006fb948" fo:background-color="#ffff00" loext:char-shading-value="0" style:font-weight-asian="bold" style:font-weight-complex="bold"/>
    </style:style>
    <style:style style:name="T22" style:family="text">
      <style:text-properties fo:font-weight="bold" officeooo:rsid="00728a67" fo:background-color="#ffff00" loext:char-shading-value="0" style:font-weight-asian="bold" style:font-weight-complex="bold"/>
    </style:style>
    <style:style style:name="T23" style:family="text">
      <style:text-properties fo:font-weight="bold" officeooo:rsid="002beb6b" fo:background-color="#ffff00" loext:char-shading-value="0" style:font-weight-asian="bold" style:font-weight-complex="bold"/>
    </style:style>
    <style:style style:name="T24" style:family="text">
      <style:text-properties fo:font-weight="bold" officeooo:rsid="00728a67" fo:background-color="#cc9900" loext:char-shading-value="0" style:font-weight-asian="bold" style:font-weight-complex="bold"/>
    </style:style>
    <style:style style:name="T25" style:family="text">
      <style:text-properties fo:font-weight="bold" officeooo:rsid="006fb948" fo:background-color="#cc9900" loext:char-shading-value="0" style:font-weight-asian="bold" style:font-weight-complex="bold"/>
    </style:style>
    <style:style style:name="T26" style:family="text">
      <style:text-properties fo:font-weight="bold" officeooo:rsid="00728a67" fo:background-color="#cccc99" loext:char-shading-value="0" style:font-weight-asian="bold" style:font-weight-complex="bold"/>
    </style:style>
    <style:style style:name="T27" style:family="text">
      <style:text-properties fo:font-weight="bold" officeooo:rsid="006fb948" fo:background-color="#cccc99" loext:char-shading-value="0" style:font-weight-asian="bold" style:font-weight-complex="bold"/>
    </style:style>
    <style:style style:name="T28" style:family="text">
      <style:text-properties fo:font-weight="bold" officeooo:rsid="00747abd" fo:background-color="#cccc99" loext:char-shading-value="0" style:font-weight-asian="bold" style:font-weight-complex="bold"/>
    </style:style>
    <style:style style:name="T29" style:family="text">
      <style:text-properties fo:font-weight="bold" officeooo:rsid="0075a5c3" fo:background-color="#cccc99" loext:char-shading-value="0" style:font-weight-asian="bold" style:font-weight-complex="bold"/>
    </style:style>
    <style:style style:name="T30" style:family="text">
      <style:text-properties fo:font-weight="bold" officeooo:rsid="007d2076" fo:background-color="#cccc99" loext:char-shading-value="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0bbc4" style:font-weight-asian="normal" style:font-weight-complex="normal"/>
    </style:style>
    <style:style style:name="T33" style:family="text">
      <style:text-properties fo:font-weight="normal" officeooo:rsid="0085936b" style:font-weight-asian="normal" style:font-weight-complex="normal"/>
    </style:style>
    <style:style style:name="T34" style:family="text">
      <style:text-properties fo:font-weight="normal" officeooo:rsid="00883b28" style:font-weight-asian="normal" style:font-weight-complex="normal"/>
    </style:style>
    <style:style style:name="T35" style:family="text">
      <style:text-properties fo:font-weight="normal" style:font-weight-asian="normal" style:font-weight-complex="normal" fo:background-color="#ffffff"/>
    </style:style>
    <style:style style:name="T36" style:family="text">
      <style:text-properties fo:font-weight="normal" fo:background-color="#ffffff" loext:char-shading-value="0" style:font-weight-asian="normal" style:font-weight-complex="normal"/>
    </style:style>
    <style:style style:name="T37" style:family="text">
      <style:text-properties fo:font-weight="normal" officeooo:rsid="0010bbc4" fo:background-color="#ffffff" loext:char-shading-value="0" style:font-weight-asian="normal" style:font-weight-complex="normal"/>
    </style:style>
    <style:style style:name="T38" style:family="text">
      <style:text-properties fo:font-weight="normal" fo:background-color="#ffff00" loext:char-shading-value="0" style:font-weight-asian="normal" style:font-weight-complex="normal"/>
    </style:style>
    <style:style style:name="T39" style:family="text">
      <style:text-properties fo:font-weight="normal" fo:background-color="#cccc99" loext:char-shading-value="0" style:font-weight-asian="normal" style:font-weight-complex="normal"/>
    </style:style>
    <style:style style:name="T40" style:family="text">
      <style:text-properties fo:font-weight="normal" fo:background-color="#cccc99" loext:char-shading-value="0" style:font-weight-asian="normal" style:font-weight-complex="normal"/>
    </style:style>
    <style:style style:name="T41" style:family="text">
      <style:text-properties officeooo:rsid="0089d9a6"/>
    </style:style>
    <style:style style:name="T42" style:family="text">
      <style:text-properties officeooo:rsid="00212601"/>
    </style:style>
    <style:style style:name="T43" style:family="text">
      <style:text-properties fo:background-color="#ffffff" loext:char-shading-value="0"/>
    </style:style>
    <style:style style:name="T44" style:family="text">
      <style:text-properties officeooo:rsid="002beb6b" fo:background-color="#ffffff" loext:char-shading-value="0"/>
    </style:style>
    <style:style style:name="T45" style:family="text">
      <style:text-properties officeooo:rsid="0010bbc4" fo:background-color="#ffffff" loext:char-shading-value="0"/>
    </style:style>
    <style:style style:name="T46" style:family="text">
      <style:text-properties officeooo:rsid="008a5d10" fo:background-color="#ffffff" loext:char-shading-value="0"/>
    </style:style>
    <style:style style:name="T47" style:family="text">
      <style:text-properties officeooo:rsid="008ae620" fo:background-color="#ffffff" loext:char-shading-value="0"/>
    </style:style>
    <style:style style:name="T48" style:family="text">
      <style:text-properties officeooo:rsid="002beb6b"/>
    </style:style>
    <style:style style:name="T49" style:family="text">
      <style:text-properties fo:font-size="10pt" fo:font-weight="normal" style:font-size-asian="10pt" style:font-weight-asian="normal" style:font-size-complex="10pt" style:font-weight-complex="normal"/>
    </style:style>
    <style:style style:name="T50" style:family="text">
      <style:text-properties fo:font-size="10pt" officeooo:rsid="002beb6b" style:font-size-asian="10pt" style:font-size-complex="10pt"/>
    </style:style>
    <style:style style:name="T51" style:family="text">
      <style:text-properties fo:font-size="10pt" officeooo:rsid="00771a5f" style:font-size-asian="10pt" style:font-size-complex="10pt"/>
    </style:style>
    <style:style style:name="T52" style:family="text">
      <style:text-properties fo:font-size="10pt" officeooo:rsid="00771a5f" fo:background-color="#cccc99" loext:char-shading-value="0" style:font-size-asian="10pt" style:font-size-complex="10pt"/>
    </style:style>
    <style:style style:name="T53" style:family="text">
      <style:text-properties officeooo:rsid="002beb6b" fo:background-color="#33ff99" loext:char-shading-value="0"/>
    </style:style>
    <style:style style:name="T54" style:family="text">
      <style:text-properties officeooo:rsid="005560e5" fo:background-color="#33ff99" loext:char-shading-value="0"/>
    </style:style>
    <style:style style:name="T55" style:family="text">
      <style:text-properties fo:background-color="#ffff00" loext:char-shading-value="0"/>
    </style:style>
    <style:style style:name="T56" style:family="text">
      <style:text-properties officeooo:rsid="00782645" fo:background-color="#ffff00" loext:char-shading-value="0"/>
    </style:style>
    <style:style style:name="T57" style:family="text">
      <style:text-properties officeooo:rsid="002beb6b" fo:background-color="#ffff00" loext:char-shading-value="0"/>
    </style:style>
    <style:style style:name="T58" style:family="text">
      <style:text-properties officeooo:rsid="0095dda9" fo:background-color="#ffff00" loext:char-shading-value="0"/>
    </style:style>
    <style:style style:name="T59" style:family="text">
      <style:text-properties fo:background-color="#cccc99" loext:char-shading-value="0"/>
    </style:style>
    <style:style style:name="T60" style:family="text">
      <style:text-properties officeooo:rsid="002beb6b" fo:background-color="#cccc99" loext:char-shading-value="0"/>
    </style:style>
    <style:style style:name="T61" style:family="text">
      <style:text-properties officeooo:rsid="0095dda9" fo:background-color="#cccc99" loext:char-shading-value="0"/>
    </style:style>
    <style:style style:name="T62" style:family="text">
      <style:text-properties fo:background-color="#cccc99" loext:char-shading-value="0"/>
    </style:style>
    <style:style style:name="T63" style:family="text">
      <style:text-properties officeooo:rsid="00782645" fo:background-color="#cccc99" loext:char-shading-value="0"/>
    </style:style>
    <style:style style:name="T64" style:family="text">
      <style:text-properties officeooo:rsid="00782645" fo:background-color="#cccc99" loext:char-shading-value="0"/>
    </style:style>
    <style:style style:name="T65" style:family="text">
      <style:text-properties officeooo:rsid="00212601" fo:background-color="#cccc99" loext:char-shading-value="0"/>
    </style:style>
    <style:style style:name="T66" style:family="text">
      <style:text-properties officeooo:rsid="008a5d10" fo:background-color="#cccc99" loext:char-shading-value="0"/>
    </style:style>
    <style:style style:name="T67" style:family="text">
      <style:text-properties officeooo:rsid="008ae620" fo:background-color="#cccc99" loext:char-shading-value="0"/>
    </style:style>
    <style:style style:name="T68" style:family="text">
      <style:text-properties officeooo:rsid="0095dda9"/>
    </style:style>
    <style:style style:name="T69" style:family="text">
      <style:text-properties officeooo:rsid="008a5d10"/>
    </style:style>
    <style:style style:name="T70" style:family="text">
      <style:text-properties officeooo:rsid="008ae62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s:</text:p>
      <text:list xml:id="list628641235627283781" text:style-name="L1">
        <text:list-item>
          <text:p text:style-name="P4">Create documentation about the website and how it is set up. A summary for a layman</text:p>
        </text:list-item>
        <text:list-item>
          <text:p text:style-name="P4"><text:span text:style-name="T2">M</text:span><text:span text:style-name="T3">ore detailed information for another programmer or web developer, </text:span>, such as yourself. This could be a reference document which includes a section for tracking changes</text:p>
        </text:list-item>
        <text:list-item>
          <text:p text:style-name="P5">Main page (uavpilottraining.a3uav.com) - these changes are for mobile phone and computer view.</text:p>
          <text:list>
            <text:list-item>
              <text:list>
                <text:list-header>
                  <text:p text:style-name="P6">a. course description editing <text:span text:style-name="T48">(</text:span><text:span text:style-name="T53">5.5h</text:span><text:span text:style-name="T48">)</text:span></text:p>
                  <text:p text:style-name="P12">i. For now - Change Course Name "Very Small UAV/Drone Online Course" to "<text:bookmark-start text:name="__DdeLink__157_925918252"/>BASIC Operations<text:bookmark-end text:name="__DdeLink__157_925918252"/>" add " <text:span text:style-name="T4">(.5 h)</text:span><text:span text:style-name="T12">{</text:span><text:span text:style-name="T13">template/courseinfo/</text:span><text:span text:style-name="T12">small.html-</text:span><text:span text:style-name="T13">14</text:span><text:span text:style-name="T12">,</text:span><text:span text:style-name="T13">main.html-67,core/welcome.html-280,-316</text:span><text:span text:style-name="T12">}</text:span></text:p>
                  <text:p text:style-name="P12">- Coming <text:bookmark-start text:name="__DdeLink__166_925918252"/>March 1st,<text:bookmark-end text:name="__DdeLink__166_925918252"/> 2018". Change this in all locations.<text:span text:style-name="T4">(0.5h)</text:span><text:span text:style-name="T9">{welcome.html-199}</text:span></text:p>
                  <text:p text:style-name="P16">ii. Change " Will be Required by Transport Canada in late 2018" to "Will be Required by Transport</text:p>
                  <text:p text:style-name="P16">Canada June 1, 2018"<text:span text:style-name="T5">(0.5h)</text:span><text:span text:style-name="T10">{small.html-25,welcome.html-286,351}</text:span></text:p>
                  <text:p text:style-name="P7">iii. Under Recreational UAV/Drone Online Course</text:p>
                  <text:p text:style-name="P9">1. <text:bookmark-start text:name="__DdeLink__168_925918252"/><text:span text:style-name="T31">Change "Current Transport Canada Rules</text:span><text:bookmark-end text:name="__DdeLink__168_925918252"/><text:span text:style-name="T31">" to "</text:span><text:bookmark-start text:name="__DdeLink__216_1249140188"/><text:bookmark-start text:name="__DdeLink__219_1249140188"/><text:span text:style-name="T35">Current Rules until May 31, 2018</text:span><text:bookmark-end text:name="__DdeLink__216_1249140188"/><text:bookmark-end text:name="__DdeLink__219_1249140188"/><text:span text:style-name="T31">"</text:span><text:span text:style-name="T48">(0.5h){welcome.html-264,354,courseinfo/rec.html-23}</text:span></text:p>
                  <text:p text:style-name="P9">b. <text:span text:style-name="T49">Change Text in Black block from "Coming Soon in 2018, the Government of Canada will require training for EVERYONE operating Unmanned Aerial Vehicle or Drones" to "Effective June 1, 2018, the Government of Canada will require training for EVERYONE operating Unmanned Aerial Vehicles or Drones heavier than 250g".</text:span><text:span text:style-name="T50">(0.5h)</text:span><text:span text:style-name="T51">{template/core/welcome.html-199}</text:span></text:p>
                  <text:p text:style-name="P13">c. Make Register option more prominent.<text:span text:style-name="T6">(</text:span><text:span text:style-name="T8">1</text:span><text:span text:style-name="T6">.5h)</text:span></text:p>
                  <text:p text:style-name="P7">i. Perhaps a pop-up if possible.</text:p>
                  <text:p text:style-name="P14">i<text:span text:style-name="T59">i. Under each course on main page instead of "</text:span><text:bookmark-start text:name="__DdeLink__171_925918252"/><text:bookmark-start text:name="__DdeLink__224_1249140188"/><text:span text:style-name="T62">Learn Mor</text:span><text:span text:style-name="T59">e</text:span><text:bookmark-end text:name="__DdeLink__171_925918252"/><text:bookmark-end text:name="__DdeLink__224_1249140188"/><text:span text:style-name="T59">"<text:tab/>, change to "Register",</text:span><text:span text:style-name="T63">{c</text:span><text:span text:style-name="T64">ore/welcome.html-271</text:span><text:span text:style-name="T63">,357,358,359,81,93}</text:span></text:p>
                </text:list-header>
                <text:list-item>
                  <text:p text:style-name="P17"><text:s/>make the course image clickable and send to the detailed course description for each course.<text:span text:style-name="T7">(1 h)</text:span><text:span text:style-name="T11">{core/welcome-302-320}</text:span></text:p>
                  <text:p text:style-name="P10">d. <text:span text:style-name="T31">After someone logs in, on the main page, make the "Go To Enrolled Courses" option larger, or more noticeable</text:span> <text:span text:style-name="T48">(0.5h){template/bar.html-23,a3.css}</text:span></text:p>
                </text:list-item>
              </text:list>
            </text:list-item>
          </text:list>
        </text:list-item>
        <text:list-item>
          <text:p text:style-name="P8"><text:span text:style-name="T45">Django Issue - </text:span><text:span text:style-name="T37">some applicants have told me that when they register they get the email with the authentication code, then as soon as they enter it, the site crashes for them</text:span><text:span text:style-name="T48">(</text:span><text:span text:style-name="T54">4.</text:span><text:span text:style-name="T53">5h</text:span><text:span text:style-name="T48">)</text:span></text:p>
        </text:list-item>
        <text:list-item>
          <text:p text:style-name="P11">Notification email to sheri.clish@a3uav.com when someone registers <text:s/><text:span text:style-name="T42">(3 hours){account/registration-194-203}</text:span></text:p>
        </text:list-item>
        <text:list-item>
          <text:p text:style-name="P2"><text:span text:style-name="T3">Moodle</text:span><text:span text:style-name="T32"> :</text:span><text:span text:style-name="T14">(</text:span><text:span text:style-name="T19">10</text:span><text:span text:style-name="T17"> </text:span><text:span text:style-name="T18">h</text:span><text:span text:style-name="T14">)</text:span></text:p>
          <text:p text:style-name="P3"><text:span text:style-name="T33">a) </text:span><text:span text:style-name="T32">Graphical elements - do you have any graphic design people?</text:span></text:p>
        </text:list-item>
      </text:list>
      <text:list xml:id="list4243320234542994073" text:style-name="L2">
        <text:list-header>
          <text:p text:style-name="P21"><text:span text:style-name="T33">b) </text:span><text:span text:style-name="T38">Explain how to change announcement, so I can make changes in the future. </text:span><text:span text:style-name="T23">(0.5h)</text:span></text:p>
          <text:p text:style-name="P18"><text:soft-page-break/><text:span text:style-name="T34">c) </text:span><text:span text:style-name="T33">Make sure that someone can navigate to buying additional courses from within the moodle view <text:s/></text:span><text:span text:style-name="T14">(</text:span><text:span text:style-name="T15">3</text:span><text:span text:style-name="T14">.5h)</text:span></text:p>
          <text:p text:style-name="P15"/>
          <text:p text:style-name="P19"><text:span text:style-name="T41">e) </text:span>Moodle Course Development Issues:<text:span text:style-name="T14">(</text:span><text:span text:style-name="T16">6 </text:span><text:span text:style-name="T14">h)</text:span></text:p>
          <text:list>
            <text:list-item>
              <text:p text:style-name="P20">I'd like to work with <text:span text:style-name="T1">H5P plugin</text:span> to make the course material look more professional. I'm having issues with it though: it is restricted by upload limitations built into the site. I think the <text:span text:style-name="T1">Django settings restrict the max upload</text:span>, someone mentioned the php settings might be too low. <text:span text:style-name="T1">Mitchell said he set it this way to maintain django security integrity.</text:span> If you have other recommendations for plugins that will work more effectively for implementing my course material please let me know. </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9:05:26.907238833</meta:creation-date>
    <dc:date>2019-02-21T15:09:37.156965886</dc:date>
    <meta:editing-duration>PT11H22M48S</meta:editing-duration>
    <meta:editing-cycles>84</meta:editing-cycles>
    <meta:generator>LibreOffice/5.1.4.2$Linux_X86_64 LibreOffice_project/10m0$Build-2</meta:generator>
    <meta:document-statistic meta:table-count="0" meta:image-count="0" meta:object-count="0" meta:page-count="2" meta:paragraph-count="25" meta:word-count="427" meta:character-count="2894" meta:non-whitespace-character-count="2496"/>
  </office:meta>
</office:document-meta>
</file>